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381.970635" calcext:value-type="float">
            <text:p>1381.970635</text:p>
          </table:table-cell>
          <table:table-cell table:style-name="Default" table:formula="of:=[.H2]/24/365" office:value-type="float" office:value="0.157759204908676" calcext:value-type="float">
            <text:p>0.157759204908676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1:14:31.031005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0-29T11:30:29.638104535</dc:date>
    <meta:editing-duration>P4DT13H35M1S</meta:editing-duration>
    <meta:editing-cycles>102</meta:editing-cycles>
    <meta:document-statistic meta:table-count="1" meta:cell-count="1216" meta:object-count="0"/>
  </office:meta>
</office:document-meta>
</file>